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e1a1" officeooo:paragraph-rsid="0003e1a1"/>
    </style:style>
    <style:style style:name="P2" style:family="paragraph" style:parent-style-name="Standard">
      <style:text-properties officeooo:rsid="00c95aa6" officeooo:paragraph-rsid="000487db"/>
    </style:style>
    <style:style style:name="P3" style:family="paragraph" style:parent-style-name="Standard">
      <style:text-properties fo:font-weight="bold" officeooo:rsid="0003e1a1" officeooo:paragraph-rsid="0003e1a1" style:font-weight-asian="bold" style:font-weight-complex="bold"/>
    </style:style>
    <style:style style:name="P4" style:family="paragraph" style:parent-style-name="Standard">
      <style:text-properties officeooo:rsid="00098054" officeooo:paragraph-rsid="00098054"/>
    </style:style>
    <style:style style:name="P5" style:family="paragraph" style:parent-style-name="Standard" style:list-style-name="L1">
      <style:text-properties officeooo:rsid="00098054" officeooo:paragraph-rsid="00098054"/>
    </style:style>
    <style:style style:name="P6" style:family="paragraph" style:parent-style-name="Standard">
      <style:text-properties officeooo:rsid="0009b5e4" officeooo:paragraph-rsid="0009b5e4"/>
    </style:style>
    <style:style style:name="P7" style:family="paragraph" style:parent-style-name="Standard">
      <style:text-properties fo:font-style="italic" fo:font-weight="bold" officeooo:rsid="0009b5e4" officeooo:paragraph-rsid="0009b5e4" style:font-style-asian="italic" style:font-weight-asian="bold" style:font-style-complex="italic" style:font-weight-complex="bold"/>
    </style:style>
    <style:style style:name="P8" style:family="paragraph" style:parent-style-name="Standard">
      <style:text-properties officeooo:paragraph-rsid="000a761f"/>
    </style:style>
    <style:style style:name="P9" style:family="paragraph" style:parent-style-name="Standard">
      <style:text-properties officeooo:rsid="000c6e9c" officeooo:paragraph-rsid="000c6e9c"/>
    </style:style>
    <style:style style:name="P10" style:family="paragraph" style:parent-style-name="Standard">
      <style:text-properties officeooo:rsid="000efd23" officeooo:paragraph-rsid="000efd23"/>
    </style:style>
    <style:style style:name="P11" style:family="paragraph" style:parent-style-name="Standard">
      <style:text-properties officeooo:rsid="000efd23" officeooo:paragraph-rsid="001e6637"/>
    </style:style>
    <style:style style:name="P12" style:family="paragraph" style:parent-style-name="Standard">
      <style:text-properties officeooo:rsid="0012b328" officeooo:paragraph-rsid="0012b328"/>
    </style:style>
    <style:style style:name="P13" style:family="paragraph" style:parent-style-name="Standard">
      <style:text-properties officeooo:rsid="00189edd" officeooo:paragraph-rsid="00189edd"/>
    </style:style>
    <style:style style:name="P14" style:family="paragraph" style:parent-style-name="Standard">
      <style:text-properties officeooo:rsid="001a8e90" officeooo:paragraph-rsid="001b58f8"/>
    </style:style>
    <style:style style:name="P15" style:family="paragraph" style:parent-style-name="Standard">
      <style:text-properties officeooo:rsid="001b58f8" officeooo:paragraph-rsid="001b58f8"/>
    </style:style>
    <style:style style:name="P16" style:family="paragraph" style:parent-style-name="Standard" style:list-style-name="L2">
      <style:text-properties officeooo:paragraph-rsid="001b58f8"/>
    </style:style>
    <style:style style:name="P17" style:family="paragraph" style:parent-style-name="Standard" style:list-style-name="L2">
      <style:text-properties officeooo:rsid="001c4bba" officeooo:paragraph-rsid="001c4bba"/>
    </style:style>
    <style:style style:name="P18" style:family="paragraph" style:parent-style-name="Standard">
      <style:paragraph-properties fo:margin-left="0.4925in" fo:margin-right="0in" fo:text-indent="0in" style:auto-text-indent="false"/>
      <style:text-properties officeooo:rsid="000c6e9c" officeooo:paragraph-rsid="000c6e9c"/>
    </style:style>
    <style:style style:name="P19" style:family="paragraph" style:parent-style-name="Standard">
      <style:paragraph-properties fo:margin-left="0.4925in" fo:margin-right="0in" fo:text-indent="0in" style:auto-text-indent="false"/>
      <style:text-properties officeooo:rsid="0012b328" officeooo:paragraph-rsid="0012b328"/>
    </style:style>
    <style:style style:name="P20" style:family="paragraph" style:parent-style-name="Standard">
      <style:paragraph-properties fo:margin-left="0.4925in" fo:margin-right="0in" fo:text-indent="0in" style:auto-text-indent="false"/>
      <style:text-properties officeooo:rsid="0012b328" officeooo:paragraph-rsid="001405b5"/>
    </style:style>
    <style:style style:name="P21" style:family="paragraph" style:parent-style-name="Standard">
      <style:paragraph-properties fo:margin-left="0.4925in" fo:margin-right="0in" fo:text-indent="0in" style:auto-text-indent="false"/>
      <style:text-properties officeooo:rsid="0012b328" officeooo:paragraph-rsid="00163100"/>
    </style:style>
    <style:style style:name="P22" style:family="paragraph" style:parent-style-name="Standard">
      <style:paragraph-properties fo:margin-left="0.4925in" fo:margin-right="0in" fo:text-indent="0in" style:auto-text-indent="false"/>
      <style:text-properties officeooo:rsid="001b58f8" officeooo:paragraph-rsid="001b58f8"/>
    </style:style>
    <style:style style:name="P23" style:family="paragraph" style:parent-style-name="Standard">
      <style:paragraph-properties fo:margin-left="0.4925in" fo:margin-right="0in" fo:text-indent="0in" style:auto-text-indent="false"/>
      <style:text-properties officeooo:rsid="00189edd" officeooo:paragraph-rsid="00189edd"/>
    </style:style>
    <style:style style:name="P24" style:family="paragraph" style:parent-style-name="Standard">
      <style:paragraph-properties fo:margin-left="0in" fo:margin-right="0in" fo:text-indent="0in" style:auto-text-indent="false"/>
      <style:text-properties officeooo:rsid="0012b328" officeooo:paragraph-rsid="0012b328"/>
    </style:style>
    <style:style style:name="P25" style:family="paragraph" style:parent-style-name="Standard">
      <style:paragraph-properties fo:margin-left="0in" fo:margin-right="0in" fo:text-indent="0in" style:auto-text-indent="false"/>
      <style:text-properties officeooo:rsid="0016e882" officeooo:paragraph-rsid="0016e882"/>
    </style:style>
    <style:style style:name="P26" style:family="paragraph" style:parent-style-name="Standard">
      <style:paragraph-properties fo:margin-left="0in" fo:margin-right="0in" fo:text-indent="0in" style:auto-text-indent="false"/>
      <style:text-properties officeooo:rsid="0017507b" officeooo:paragraph-rsid="00189edd"/>
    </style:style>
    <style:style style:name="P27" style:family="paragraph" style:parent-style-name="Standard">
      <style:paragraph-properties fo:margin-left="0in" fo:margin-right="0in" fo:text-indent="0in" style:auto-text-indent="false"/>
      <style:text-properties officeooo:rsid="00189edd" officeooo:paragraph-rsid="00189edd"/>
    </style:style>
    <style:style style:name="P28" style:family="paragraph" style:parent-style-name="Standard">
      <style:paragraph-properties fo:margin-left="0in" fo:margin-right="0in" fo:text-indent="0in" style:auto-text-indent="false"/>
      <style:text-properties officeooo:rsid="0019dd23" officeooo:paragraph-rsid="0019dd23"/>
    </style:style>
    <style:style style:name="T1" style:family="text">
      <style:text-properties officeooo:rsid="00098054"/>
    </style:style>
    <style:style style:name="T2" style:family="text">
      <style:text-properties officeooo:rsid="0009b5e4"/>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a761f"/>
    </style:style>
    <style:style style:name="T5" style:family="text">
      <style:text-properties officeooo:rsid="000de260"/>
    </style:style>
    <style:style style:name="T6" style:family="text">
      <style:text-properties officeooo:rsid="000efd23"/>
    </style:style>
    <style:style style:name="T7" style:family="text">
      <style:text-properties officeooo:rsid="0010dea9"/>
    </style:style>
    <style:style style:name="T8" style:family="text">
      <style:text-properties officeooo:rsid="001405b5"/>
    </style:style>
    <style:style style:name="T9" style:family="text">
      <style:text-properties officeooo:rsid="0015160b"/>
    </style:style>
    <style:style style:name="T10" style:family="text">
      <style:text-properties officeooo:rsid="00163100"/>
    </style:style>
    <style:style style:name="T11" style:family="text">
      <style:text-properties officeooo:rsid="0017507b"/>
    </style:style>
    <style:style style:name="T12" style:family="text">
      <style:text-properties officeooo:rsid="00189edd"/>
    </style:style>
    <style:style style:name="T13" style:family="text">
      <style:text-properties officeooo:rsid="001b58f8"/>
    </style:style>
    <style:style style:name="T14" style:family="text">
      <style:text-properties fo:font-variant="normal" fo:text-transform="none" fo:letter-spacing="normal"/>
    </style:style>
    <style:style style:name="T15" style:family="text">
      <style:text-properties fo:font-variant="normal" fo:text-transform="none" fo:letter-spacing="normal" officeooo:rsid="001b58f8"/>
    </style:style>
    <style:style style:name="T16" style:family="text">
      <style:text-properties fo:font-variant="normal" fo:text-transform="none" fo:letter-spacing="normal" officeooo:rsid="001c4bba"/>
    </style:style>
    <style:style style:name="T17" style:family="text">
      <style:text-properties fo:font-variant="normal" fo:text-transform="none" fo:letter-spacing="normal" officeooo:rsid="001dcc72"/>
    </style:style>
    <style:style style:name="T18" style:family="text">
      <style:text-properties officeooo:rsid="001c4bba"/>
    </style:style>
    <style:style style:name="T19" style:family="text">
      <style:text-properties officeooo:rsid="001dcc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date style:data-style-name="N37" text:date-value="2020-07-10T09:58:32.593472655" text:fixed="true">07/10/20</text:date></text:p>
      <text:p text:style-name="P1"/>
      <text:p text:style-name="P3">Encoding and decoding LoRa data <text:span text:style-name="T1">using Arduino and ChirpStack</text:span></text:p>
      <text:p text:style-name="P1"/>
      <text:p text:style-name="P4">In this guide I will describe the following two methods to encode and decode LoRa data. </text:p>
      <text:list xml:id="list4243209305" text:style-name="L1">
        <text:list-item>
          <text:p text:style-name="P5">CayenneLPP – Simple to use but quite constrained with regard to data types</text:p>
        </text:list-item>
        <text:list-item>
          <text:p text:style-name="P5">Custom script – Requires writing encode and decode software but it is very flexible with regard to data types that can be broadcast </text:p>
        </text:list-item>
      </text:list>
      <text:p text:style-name="P4"/>
      <text:p text:style-name="P4">I will provide information to implement both approaches on a LoRa system using Arduino nodes and a ChirpStack gateway <text:span text:style-name="T2">with the Application Server installed</text:span>. <text:span text:style-name="T2">The Arduino code is written for the Gnat LoRa tracker using the ArduinoCore-stm32l0-master CayenneLPP library but the basic approach should work for other CayenneLPP implementations in the Arduino environment.</text:span></text:p>
      <text:p text:style-name="P4"/>
      <text:p text:style-name="P7">CayenneLPP encoder for Arduino</text:p>
      <text:p text:style-name="P8"><text:span text:style-name="T4">Information about the different fields (data types) and their constraints can be found in the Cayenne Docs: </text:span><text:a xlink:type="simple" xlink:href="https://developers.mydevices.com/cayenne/docs/lora/#lora-cayenne-low-power-payload" text:style-name="Internet_20_link" text:visited-style-name="Visited_20_Internet_20_Link">https://developers.mydevices.com/cayenne/docs/lora/#lora-cayenne-low-power-payload</text:a>. <text:span text:style-name="T4">In the Arduino script you need to initialize an CayenneLPP object specifying the maximum payload size in bytes:</text:span></text:p>
      <text:p text:style-name="P8"><text:tab/>CayenneLPP myLPP(64);</text:p>
      <text:p text:style-name="P8"/>
      <text:p text:style-name="P9">A typical implementation in an Arduino script is:</text:p>
      <text:p text:style-name="P18">if (!LoRaWAN.busy() &amp;&amp; LoRaWAN.joined())</text:p>
      <text:p text:style-name="P18"><text:s text:c="5"/>{</text:p>
      <text:p text:style-name="P18"><text:s text:c="8"/>myLPP.reset(); <text:s text:c="2"/>// Reset the buffer</text:p>
      <text:p text:style-name="P18"><text:s text:c="8"/>myLPP.addGPS(1, Lat, Long, Alt); <text:s text:c="2"/>// Add a GPS coordinate</text:p>
      <text:p text:style-name="P18"><text:s text:c="8"/>myLPP.addAnalogInput(2, EPE); <text:s text:c="3"/>// Add a value of float data type</text:p>
      <text:p text:style-name="P18"><text:s text:c="8"/>myLPP.addAnalogInput(3, timeToFix); </text:p>
      <text:p text:style-name="P18"><text:s text:c="8"/>myLPP.addDigitalInput(4, freshGPS); <text:s text:c="2"/>// Add a value of integer data type</text:p>
      <text:p text:style-name="P18"><text:s text:c="8"/>myLPP.addDigitalInput(5, isHighTide); <text:s text:c="6"/></text:p>
      <text:p text:style-name="P18"><text:s text:c="8"/>LoRaWAN.sendPacket(myLPP.getBuffer(), myLPP.getSize());</text:p>
      <text:p text:style-name="P18"><text:s text:c="5"/>}</text:p>
      <text:p text:style-name="P9">In the above example each variable is assigned to a specific CayenneLPP data type that is specified <text:span text:style-name="T5">by</text:span> the <text:span text:style-name="T5">method</text:span> name. <text:span text:style-name="T5">Each method has an argument to specify the channel parameter which is a key that will be used to identify that variable when it is decoded. <text:s/></text:span></text:p>
      <text:p text:style-name="P6"/>
      <text:p text:style-name="P6"><text:span text:style-name="T3">CayenneLPP decoder for ChirpStack Application Server</text:span> </text:p>
      <text:p text:style-name="P10">To set up the CayenneLPP decoder you need to open the ChirpStack Application Server web interface and then click on the “Device-profiles” link on the left. When you create or edit a device-profile click on the “CODEC” tab near the top of the window. Using the drop-down menu select “Cayenne LPP” then click on “UPDATE DEVICE-PROFILE” to save the settings. <text:span text:style-name="T7">Your decoded data should now be visible in the Application interface (“using the “DEVICE DATA” tab) and those decoded data will be sent to any integration you set up.</text:span></text:p>
      <text:p text:style-name="P6"/>
      <text:p text:style-name="P7">Custom script encoder for Arduino</text:p>
      <text:p text:style-name="P12">Encoding data for transmission by a LoRa node requires that all data types are converted to byte arrays. There are different ways to do that but the approach I take is to convert floating point data to integers by multiplying by a factor that will give me the precision I need for my application. Here <text:span text:style-name="T11">is </text:span>an example that converts a floating point latitude value to an integer: </text:p>
      <text:p text:style-name="P20"><text:soft-page-break/><text:span text:style-name="T8">float </text:span>latitude = 45.385043 <text:s text:c="2"/></text:p>
      <text:p text:style-name="P20">int32_t latInt </text:p>
      <text:p text:style-name="P20"/>
      <text:p text:style-name="P19">latInt = round(Lat * 1000000); <text:s text:c="2"/>// <text:s/><text:span text:style-name="T8">In the main loop of the script</text:span></text:p>
      <text:p text:style-name="P19"/>
      <text:p text:style-name="P24">Next, that integer needs to be converted to a byte array using bitwise operations. The length of the byte array depends on the number of bytes required for the data type you will use for this variable when you decode it. In my example with latitude I want to decode this into a 4-byte signed integer. <text:span text:style-name="T11">I prefer using separate byte arrays for each variable since it is easier for me to read but you could put all values into a single array if you wanted your code to be more compact.</text:span></text:p>
      <text:p text:style-name="P24"/>
      <text:p text:style-name="P20">byte latArray[4]; <text:s/>// <text:span text:style-name="T8">Define 4-byte array </text:span>near the beginning of the Arduino script</text:p>
      <text:p text:style-name="P19"/>
      <text:p text:style-name="P19">latArray[0] = (latInt &amp; 0xFF000000) &gt;&gt; 24;</text:p>
      <text:p text:style-name="P19">latArray[1] = (latInt &amp; 0x00FF0000) &gt;&gt; 16;</text:p>
      <text:p text:style-name="P19">latArray[2] = (latInt &amp; 0x0000FF00) &gt;&gt; 8;</text:p>
      <text:p text:style-name="P19">latArray[3] = (latInt &amp; 0x000000FF);</text:p>
      <text:p text:style-name="P24"/>
      <text:p text:style-name="P12">If you wanted to <text:span text:style-name="T9">convert a 2-byte integer (int16_t) named EPE you could do this:</text:span></text:p>
      <text:p text:style-name="P21">byte EPE_Array[2]; <text:s text:c="2"/>// <text:span text:style-name="T10">Define 2-byte array near </text:span>the beginning of the Arduino script</text:p>
      <text:p text:style-name="P19"/>
      <text:p text:style-name="P19">EPE_Int = round(EPE * 100);</text:p>
      <text:p text:style-name="P19">EPE_Array[0] = (EPE_Int &amp; 0xFF00) &gt;&gt; 8;</text:p>
      <text:p text:style-name="P19">EPE_Array[1] = (EPE_Int &amp; 0x00FF);</text:p>
      <text:p text:style-name="P19"/>
      <text:p text:style-name="P25">Variables that have a datatype that is <text:span text:style-name="T11">represented</text:span> by a single byte (e.g., uint8_t, int8_t, bool) <text:span text:style-name="T11">do not need to be converted to a byte array. </text:span></text:p>
      <text:p text:style-name="P25"/>
      <text:p text:style-name="P26">Next, all of the bytes <text:span text:style-name="T18">(in my example there are 18 bytes) </text:span>need to be written <text:span text:style-name="T12">to a buffer that will be sent by the LoRa radio. Here is an example using a few different variables:</text:span></text:p>
      <text:p text:style-name="P13"><text:s text:c="8"/>LoRaWAN.beginPacket();</text:p>
      <text:p text:style-name="P13"><text:s text:c="8"/>LoRaWAN.write(latArray[0]);</text:p>
      <text:p text:style-name="P13"><text:s text:c="8"/>LoRaWAN.write(latArray[1]);</text:p>
      <text:p text:style-name="P13"><text:s text:c="8"/>LoRaWAN.write(latArray[2]);</text:p>
      <text:p text:style-name="P13"><text:s text:c="8"/>LoRaWAN.write(latArray[3]);</text:p>
      <text:p text:style-name="P13"><text:s text:c="8"/>LoRaWAN.write(longArray[0]);</text:p>
      <text:p text:style-name="P13"><text:s text:c="8"/>LoRaWAN.write(longArray[1]);</text:p>
      <text:p text:style-name="P13"><text:s text:c="8"/>LoRaWAN.write(longArray[2]);</text:p>
      <text:p text:style-name="P13"><text:s text:c="8"/>LoRaWAN.write(longArray[3]);</text:p>
      <text:p text:style-name="P13"><text:s text:c="8"/>LoRaWAN.write(EPE_Array[0]);</text:p>
      <text:p text:style-name="P13"><text:s text:c="8"/>LoRaWAN.write(EPE_Array[1]);</text:p>
      <text:p text:style-name="P13"><text:s text:c="8"/>LoRaWAN.write(timeToFixArray[0]);</text:p>
      <text:p text:style-name="P13"><text:s text:c="8"/>LoRaWAN.write(timeToFixArray[1]);</text:p>
      <text:p text:style-name="P13"><text:s text:c="8"/>LoRaWAN.write(freshGPS);</text:p>
      <text:p text:style-name="P13"><text:s text:c="8"/>LoRaWAN.write(isHighTide);</text:p>
      <text:p text:style-name="P13"><text:s text:c="8"/>LoRaWAN.write(timeArray[0]);</text:p>
      <text:p text:style-name="P13"><text:s text:c="8"/>LoRaWAN.write(timeArray[1]);</text:p>
      <text:p text:style-name="P13"><text:s text:c="8"/>LoRaWAN.write(timeArray[2]);</text:p>
      <text:p text:style-name="P13"><text:s text:c="8"/>LoRaWAN.write(timeArray[3]);</text:p>
      <text:p text:style-name="P13"><text:soft-page-break/><text:s text:c="8"/>LoRaWAN.endPacket();</text:p>
      <text:p text:style-name="P27"/>
      <text:p text:style-name="P28">As noted above, this would be more compact if all byktes were stored in a single array and you used a loop to write them to the buffer.</text:p>
      <text:p text:style-name="P6"/>
      <text:p text:style-name="P6"><text:span text:style-name="T3">Custom script decoder for ChirpStack Application Server</text:span> </text:p>
      <text:p text:style-name="P10">To set up the custom script decoder you need to open the ChirpStack Application Server web interface and then click on the “Device-profiles” link on the left. When you create or edit a device-profile click on the “CODEC” tab near the top of the window. Using the drop-down menu select “Custom JavaScript codec functions”.</text:p>
      <text:p text:style-name="P10"/>
      <text:p text:style-name="P14">The <text:span text:style-name="T6">“Custom JavaScript codec functions” </text:span>page has two text boxes, the top one is for decoding code and the bottom is for encoding code. We will only use the top box. </text:p>
      <text:p text:style-name="P14"/>
      <text:p text:style-name="P15">The following elements are required:</text:p>
      <text:list xml:id="list3187315827" text:style-name="L2">
        <text:list-item>
          <text:p text:style-name="P16"><text:span text:style-name="T13">The function signature must be: </text:span><text:span text:style-name="T15">function Decode(fPort, bytes) </text:span><text:span text:style-name="T16">where “bytes” is a byte array with all of the data recived from the node</text:span></text:p>
        </text:list-item>
        <text:list-item>
          <text:p text:style-name="P17"><text:span text:style-name="T15">T</text:span><text:span text:style-name="T14">he </text:span><text:span text:style-name="T17">individual bytes need to transformed to the intended data type which requires bitwise operations (bit shifting) and when floating point values are being decoded they also need to be divided by the appropriate factor</text:span></text:p>
        </text:list-item>
      </text:list>
      <text:p text:style-name="P22"><text:span text:style-name="T14"/></text:p>
      <text:p text:style-name="P14"/>
      <text:p text:style-name="P14">Below is an example <text:span text:style-name="T19">Jave Script </text:span>function that can be used to decode the encoded example above. <text:span text:style-name="T19">In this example I put each byte into an array for a specific variable and then send that to the “intFromBytes” function.</text:span></text:p>
      <text:p text:style-name="P10"/>
      <text:p text:style-name="P23">function Decode(fPort, bytes) {</text:p>
      <text:p text:style-name="P23"><text:s text:c="2"/>function intFromBytes( x ){</text:p>
      <text:p text:style-name="P23"><text:s text:c="8"/>var val = 0;</text:p>
      <text:p text:style-name="P23"><text:s text:c="8"/>for (var i = 0; i &lt; x.length; ++i) { <text:s text:c="7"/></text:p>
      <text:p text:style-name="P23"><text:s text:c="12"/>val += x[i]; <text:s text:c="7"/></text:p>
      <text:p text:style-name="P23"><text:s text:c="12"/>if (i &lt; x.length-1) {</text:p>
      <text:p text:style-name="P23"><text:s text:c="16"/>val = val &lt;&lt; 8;</text:p>
      <text:p text:style-name="P23"><text:s text:c="12"/>}</text:p>
      <text:p text:style-name="P23"><text:s text:c="8"/>}</text:p>
      <text:p text:style-name="P23"><text:s text:c="8"/>return val;</text:p>
      <text:p text:style-name="P23"><text:s text:c="4"/>}</text:p>
      <text:p text:style-name="P23"><text:s text:c="2"/>var latArray = [bytes[0],bytes[1],bytes[2],bytes[3]];</text:p>
      <text:p text:style-name="P23"><text:s text:c="2"/>var latitude = intFromBytes(latArray)/1000000;</text:p>
      <text:p text:style-name="P23"><text:s text:c="2"/>var longArray = [bytes[4],bytes[5],bytes[6],bytes[7]];</text:p>
      <text:p text:style-name="P23"><text:s text:c="2"/>var longitude = intFromBytes(longArray)/1000000;</text:p>
      <text:p text:style-name="P23"><text:s text:c="2"/>var EPE_Array = [bytes[8], bytes[9]];</text:p>
      <text:p text:style-name="P23"><text:s text:c="2"/>var EPE = intFromBytes(EPE_Array)/100;</text:p>
      <text:p text:style-name="P23"><text:s text:c="2"/>var timeToFixArray = [bytes[10], bytes[11]];</text:p>
      <text:p text:style-name="P23"><text:s text:c="2"/>var timeToFix = intFromBytes(timeToFixArray);</text:p>
      <text:p text:style-name="P23"><text:s text:c="2"/>var freshGPS = bytes[12];</text:p>
      <text:p text:style-name="P23"><text:s text:c="2"/>var isHighTide = bytes[13];</text:p>
      <text:p text:style-name="P23"><text:s text:c="2"/>var time_Array = [bytes[14],bytes[15],bytes[16],bytes[17]];</text:p>
      <text:p text:style-name="P23"><text:s text:c="2"/>var time = intFromBytes(time_Array);</text:p>
      <text:p text:style-name="P23"><text:soft-page-break/><text:s text:c="2"/>return {"latitude":latitude,"longitude":longitude,"epe":EPE,"timeToFix":timeToFix,"freshGPS":freshGPS,"isHighTide":isHighTide,"time":time};</text:p>
      <text:p text:style-name="P23">}</text:p>
      <text:p text:style-name="P13"><text:s/></text:p>
      <text:p text:style-name="P11"><text:span text:style-name="T19">T</text:span>o save the settings click on “UPDATE DEVICE-PROFILE”. <text:span text:style-name="T7">Your decoded data should now be visible in the Application interface (“using the “DEVICE DATA” tab) and those decoded data will be sent to any integration you set up.</text:span></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7-10T09:51:34.834021408</meta:creation-date>
    <dc:date>2020-07-10T11:21:24.409136594</dc:date>
    <dc:creator>Ned Horning</dc:creator>
    <meta:editing-duration>PT1H5M30S</meta:editing-duration>
    <meta:editing-cycles>22</meta:editing-cycles>
    <meta:generator>LibreOffice/6.0.7.3$Linux_X86_64 LibreOffice_project/00m0$Build-3</meta:generator>
    <meta:document-statistic meta:table-count="0" meta:image-count="0" meta:object-count="0" meta:page-count="4" meta:paragraph-count="96" meta:word-count="1057" meta:character-count="7438" meta:non-whitespace-character-count="6082"/>
  </office:meta>
</office:document-meta>
</file>